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adornments="Bold" style:font-pitch="variable"/>
    <style:font-face style:name="Georgia" svg:font-family="Georgia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áctica 2-B</text:h>
      <text:h text:style-name="Heading_20_2" text:outline-level="2">Daniel Escoz Solana</text:h>
      <text:h text:style-name="Heading_20_2" text:outline-level="2">Pedro Morgado Alarcón</text:h>
      <text:h text:style-name="Heading_20_3" text:outline-level="3">Explicación del CLP</text:h>
      <text:p text:style-name="Text_20_body">El fichero contiene dos <text:span text:style-name="T1">templates: </text:span>uno para guardar los datos de las personas y otro para los emparejamientos entre dichas personas.</text:p>
      <text:p text:style-name="Text_20_body">El <text:span text:style-name="T3">template </text:span><text:span text:style-name="T1">persona</text:span><text:span text:style-name="T3"> almacena datos iniciales del usuario en los campos </text:span><text:span text:style-name="T1">nombre</text:span><text:span text:style-name="T3">, </text:span><text:span text:style-name="T1">sexo</text:span><text:span text:style-name="T3">, </text:span><text:span text:style-name="T1">edad</text:span><text:span text:style-name="T3">, </text:span><text:span text:style-name="T1">altura</text:span><text:span text:style-name="T3">, </text:span><text:span text:style-name="T1">peso</text:span><text:span text:style-name="T3">, </text:span><text:span text:style-name="T1">cuestaHablar</text:span><text:span text:style-name="T3">, </text:span><text:span text:style-name="T1">gustaSalir</text:span><text:span text:style-name="T3">, </text:span><text:span text:style-name="T1">numAmigos</text:span><text:span text:style-name="T3">, </text:span><text:span text:style-name="T1">religion</text:span><text:span text:style-name="T3">, </text:span><text:span text:style-name="T1">twitter</text:span><text:span text:style-name="T3"> y </text:span><text:span text:style-name="T1">facebook</text:span><text:span text:style-name="T3">; así como los datos generados en el módulo clasificar en los campos </text:span><text:span text:style-name="T1">timido</text:span><text:span text:style-name="T3">, </text:span><text:span text:style-name="T1">sociable</text:span><text:span text:style-name="T3">, </text:span><text:span text:style-name="T1">caracter</text:span><text:span text:style-name="T3"> y </text:span><text:span text:style-name="T1">muchosAmigos</text:span><text:span text:style-name="T3">.</text:span></text:p>
      <text:p text:style-name="Text_20_body"><text:span text:style-name="T3">El template </text:span><text:span text:style-name="T1">emparejamiento </text:span><text:span text:style-name="T3">almacena los datos de los emparejamientos entre las personas, mediante los campos </text:span><text:span text:style-name="T1">nombre1</text:span><text:span text:style-name="T3">, </text:span><text:span text:style-name="T1">nombre2</text:span><text:span text:style-name="T3">, </text:span><text:span text:style-name="T1">afinidad </text:span><text:span text:style-name="T3">y </text:span><text:span text:style-name="T1">tipoCita</text:span><text:span text:style-name="T3">. El campo </text:span><text:span text:style-name="T1">afinidad</text:span><text:span text:style-name="T3"> almacena un valor porcentual de afinidad (0-100) y </text:span><text:span text:style-name="T1">tipoCita</text:span><text:span text:style-name="T3">un valor que dice si los dos usuarios son </text:span><text:span text:style-name="T1">compatibles</text:span><text:span text:style-name="T3"> (sinCita) pero no tienen cita, han sido </text:span><text:span text:style-name="T1">citados</text:span><text:span text:style-name="T3"> (citaNormal) o si además tienen </text:span><text:span text:style-name="T1">cita mágica</text:span><text:span text:style-name="T3"> (citaMagica).</text:span></text:p>
      <text:p text:style-name="Text_20_body"><text:span text:style-name="T3">El propio fichero CLP define 40 personas iniciales en </text:span><text:span text:style-name="T1">deffacts</text:span><text:span text:style-name="T3">, que están disponibles para comenzar a emparejar a los usuarios introducidos en la interfaz.</text:span></text:p>
      <text:p text:style-name="Text_20_body"><text:span text:style-name="T3">La lógica de la aplicación se divide en tres módulos: </text:span><text:span text:style-name="T1">clasificar</text:span><text:span text:style-name="T3">, </text:span><text:span text:style-name="T1">compatibilizar</text:span><text:span text:style-name="T3"> y </text:span><text:span text:style-name="T1">citar</text:span><text:span text:style-name="T3">. Existe un módulo </text:span><text:span text:style-name="T1">mostrar</text:span><text:span text:style-name="T3"> que sencillamente muestra los datos generados en el resto de módulos.</text:span></text:p>
      <text:p text:style-name="Text_20_body"><text:span text:style-name="T3">Para solucionar la </text:span><text:span text:style-name="T2">cita mágica</text:span><text:span text:style-name="T4"> no hemos añadido ningún campo extra, y sencillamente hemos dado más afinidad a aquellas personas que se parecen más en sus datos (peso, edad, altura, etc.). Las citas mágicas se dan con un 85% o más de afinidad.</text:span></text:p>
      <text:h text:style-name="Heading_20_3" text:outline-level="3">Explicación de la Interfaz</text:h>
      <text:p text:style-name="Text_20_body"><text:span text:style-name="T4">En la mitad izquierda aparecen campos para introducir los datos de un nuevo usuario. Tras pulsar el botón </text:span><text:span text:style-name="T2">citar</text:span><text:span text:style-name="T4">, en la mitad derecha aparecerán los usuarios con los que es compatible y con los que ha sido citado, así como su tipo de cita. El usuario se introduce en la base de conocimiento y está disponible para ser emparejado posteriormente.</text:span></text:p>
      <text:p text:style-name="Text_20_body"><text:span text:style-name="T4">NOTA: El fichero </text:span><text:span text:style-name="T2">jess.clp</text:span><text:span text:style-name="T4"> tiene que estar en el directorio de trabaj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Light" svg:font-family="'Ubuntu Light'" style:font-adornments="Bold" style:font-pitch="variable"/>
    <style:font-face style:name="Georgia" svg:font-family="Georgia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orgia" fo:font-size="400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.499cm" fo:margin-right="0cm" fo:margin-top="0.12cm" fo:margin-bottom="0.21cm" fo:text-indent="-0.76cm" style:auto-text-indent="false">
        <style:tab-stops/>
      </style:paragraph-properties>
      <style:text-properties style:font-name="Ubuntu Light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06cm" fo:margin-right="0cm" fo:margin-top="1.12cm" fo:margin-bottom="0.21cm" fo:text-indent="-0.76cm" style:auto-text-indent="false">
        <style:tab-stops/>
      </style:paragraph-properties>
      <style:text-properties style:font-name="Verdana" fo:font-size="14pt" fo:font-weight="bold" style:font-size-asian="14pt" style:font-weight-asian="normal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3-04-13T19:26:49</meta:creation-date>
    <meta:document-statistic meta:table-count="0" meta:image-count="0" meta:object-count="0" meta:page-count="1" meta:paragraph-count="13" meta:word-count="301" meta:character-count="1888" meta:non-whitespace-character-count="1600"/>
    <dc:date>2013-04-13T23:07:22</dc:date>
    <dc:creator>Daniel </dc:creator>
    <meta:editing-duration>PT30M7S</meta:editing-duration>
    <meta:editing-cycles>1</meta:editing-cycles>
    <meta:generator>LibreOffice/3.4$Linux LibreOffice_project/340m1$Build-402</meta:generator>
  </office:meta>
</office:document-meta>
</file>